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.Argument( String argName , String description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consume( List &lt; String &gt;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gu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